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714" officeooo:paragraph-rsid="00189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xt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3:01:33.943275776</meta:creation-date>
    <dc:date>2020-03-27T13:02:20.904255799</dc:date>
    <meta:editing-duration>PT48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1.2$Linux_X86_64 LibreOffice_project/40$Build-2</meta:generator>
  </office:meta>
</office:document-meta>
</file>